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BATE IN JERUSALEM (15:1-3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DEBATE IN JERUSALEM (15:1-3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ason for this council meeting (15:1, 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ports during this council meeting (15:2-5, 7-18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eports during this council meeting (15:2-5, 7-18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o-circumcision advocates (15: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anti-circumcision advocates (15:2-4, 7-1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anti-circumcision advocates (15:2-4, 7-1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Paul and Barnabas's defense (15:2-4, 1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Peter's defense (15:7-1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James's defense (15:13-1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reports during this council meeting (15:2-5, 7-18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pro-circumcision advocates (15: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anti-circumcision advocates (15:2-4, 7-18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DEBATE IN JERUSALEM (15:1-34):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reason for this council meeting (15:1, 6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reports during this council meeting (15:2-5, 7-18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solution from this council (15:19-34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-title-Title-Slide" presentation:presentation-page-layout-name="Master1-PPL1" draw:id="Slide-262">
        <draw:frame draw:id="id95" presentation:style-name="a525" draw:name="Title 1" svg:x="1.38in" svg:y="0.83in" svg:width="10.3in" svg:height="4.42in" presentation:class="title" presentation:placeholder="false">
          <draw:text-box>
            <text:p text:style-name="a524" text:class-names="" text:cond-style-name=""><text:span text:style-name="a522" text:class-names=""><text:s text:c="1"/>The resolution from this council (15:19-34)<text:s text:c="1"/></text:span><text:span text:style-name="a523" text:class-names=""/></text:p>
          </draw:text-box>
          <svg:title/>
          <svg:desc/>
        </draw:frame>
        <draw:frame draw:id="id96" presentation:style-name="a530" draw:name="Subtitle 2" svg:x="1.38in" svg:y="5.25in" svg:width="10.3in" svg:height="1.85in" presentation:class="subtitle" presentation:placeholder="false">
          <draw:text-box>
            <text:p text:style-name="a527" text:class-names="" text:cond-style-name=""><text:span text:style-name="a526" text:class-names=""><text:s text:c="1"/>The decision (15:19-21):<text:s text:c="1"/></text:span></text:p>
            <text:p text:style-name="a529" text:class-names="" text:cond-style-name=""><text:span text:style-name="a528" text:class-names=""/></text:p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decision (15:19-21):<text:s text:c="1"/></text:span><text:span text:style-name="a533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Eating meat sacrificed to idols (15:20a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Engaging in sexual immorality (15:20b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Consuming blood (15:20c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Eating the meat of strangled animals (15:20d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resolution from this council (15:19-34)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decision (15:19-2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delegates (15:22-3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DEBATE IN JERUSALEM (15:1-34):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reason for this council meeting (15:1, 6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reports during this council meeting (15:2-5, 7-18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resolution from this council (15:19-3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ACTS 15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DEBATE IN JERUSALEM (15:1-3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DISAGREEMENT IN ANTIOCH (15:35-41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-title-Title-Slide" presentation:presentation-page-layout-name="Master1-PPL1" draw:id="Slide-267">
        <draw:frame draw:id="id105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THE DISAGREEMENT IN ANTIOCH (15:35-41):<text:s text:c="1"/></text:span><text:span text:style-name="a602" text:class-names=""/></text:p>
          </draw:text-box>
          <svg:title/>
          <svg:desc/>
        </draw:frame>
        <draw:frame draw:id="id106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The reason for this disagreement (15:35-38):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The reason for this disagreement (15:35-38):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Barnabas says yes (15:35-37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Paul says no (15:38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E DISAGREEMENT IN ANTIOCH (15:35-41):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reason for this disagreement (15:35-38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results of this disagreement (15:39-41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results of this disagreement (15:39-41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Barnabas and John Mark set sail for Cyprus (15:39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Paul and Silas leave for Asia Minor (15:40-41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THE DISAGREEMENT IN ANTIOCH (15:35-41):<text:s text:c="1"/></text:span><text:span text:style-name="a657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reason for this disagreement (15:35-38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results of this disagreement (15:39-41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2-tx-Title-and-Text" presentation:presentation-page-layout-name="Master1-PPL12" draw:id="Slide-272">
        <draw:frame draw:id="id115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ACTS 15<text:s text:c="1"/></text:span><text:span text:style-name="a672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THE DEBATE IN JERUSALEM (15:1-34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DISAGREEMENT IN ANTIOCH (15:35-41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5 </dc:title>
    <meta:initial-creator>David STRICKLAND</meta:initial-creator>
    <dc:creator>David STRICKLAND</dc:creator>
    <meta:creation-date>2020-02-24T10:50:15Z</meta:creation-date>
    <dc:date>2020-02-24T10:50:15Z</dc:date>
    <meta:template xlink:href="BibleStudy" xlink:type="simple"/>
    <meta:editing-cycles>1</meta:editing-cycles>
    <meta:editing-duration>PT0S</meta:editing-duration>
    <meta:document-statistic meta:paragraph-count="53" meta:word-count="435"/>
  </office:meta>
</office:document-meta>
</file>